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d0cec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cff84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svg:stroke-width="0cm" draw:fill="none" draw:textarea-horizontal-align="left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tb-rl"/>
    </style:style>
    <style:style style:name="gr6" style:family="graphic" style:parent-style-name="standard">
      <style:graphic-properties draw:stroke="none" svg:stroke-width="0.035cm" draw:stroke-linejoin="miter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093cm" style:use-optimal-column-width="false"/>
    </style:style>
    <style:style style:name="co2" style:family="table-column">
      <style:table-column-properties style:column-width="5.674cm" style:use-optimal-column-width="false"/>
    </style:style>
    <style:style style:name="co3" style:family="table-column">
      <style:table-column-properties style:column-width="14.066cm" style:use-optimal-column-width="false"/>
    </style:style>
    <style:style style:name="co4" style:family="table-column">
      <style:table-column-properties style:column-width="6.198cm" style:use-optimal-column-width="false"/>
    </style:style>
    <style:style style:name="co5" style:family="table-column">
      <style:table-column-properties style:column-width="6.635cm" style:use-optimal-column-width="false"/>
    </style:style>
    <style:style style:name="ro1" style:family="table-row">
      <style:table-row-properties style:row-height="0.734cm"/>
    </style:style>
    <style:style style:name="ro2" style:family="table-row">
      <style:table-row-properties style:row-height="2.65cm"/>
    </style:style>
    <style:style style:name="ro3" style:family="table-row">
      <style:table-row-properties style:row-height="0.72cm"/>
    </style:style>
    <style:style style:name="ro4" style:family="table-row">
      <style:table-row-properties style:row-height="1.65cm"/>
    </style:style>
    <style:style style:name="ro5" style:family="table-row">
      <style:table-row-properties style:row-height="2.115cm"/>
    </style:style>
    <style:style style:name="ro6" style:family="table-row">
      <style:table-row-properties style:row-height="1.314cm"/>
    </style:style>
    <style:style style:name="ro7" style:family="table-row">
      <style:table-row-properties style:row-height="1.321cm"/>
    </style:style>
    <style:style style:name="ro8" style:family="table-row">
      <style:table-row-properties style:row-height="1.6cm"/>
    </style:style>
    <style:style style:name="ro9" style:family="table-row">
      <style:table-row-properties style:row-height="1.418cm"/>
    </style:style>
    <style:style style:name="ro10" style:family="table-row">
      <style:table-row-properties style:row-height="1.397cm"/>
    </style:style>
    <style:style style:name="ro11" style:family="table-row">
      <style:table-row-properties style:row-height="1.221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bottom="0.002cm 0cm 0.002cm" fo:border-left="none" fo:border-right="none" fo:border-top="none" fo:border-bottom="0.002cm solid #595959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2cm 0cm 0.002cm" fo:border-left="none" fo:border-right="none" fo:border-top="0.002cm solid #595959" fo:border-bottom="none" style:punctuation-wrap="hanging" style:writing-mode="lr-tb"/>
      <style:text-properties style:text-line-through-style="none" fo:letter-spacing="normal" fo:font-style="italic" style:text-underline-style="none" fo:font-weight="normal" style:font-style-asian="italic" style:font-weight-asian="normal" style:font-style-complex="italic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bottom="0.002cm 0cm 0.002cm" fo:border-left="none" fo:border-right="none" fo:border-top="none" fo:border-bottom="0.002cm solid #595959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2cm 0cm 0.002cm" fo:border-left="none" fo:border-right="none" fo:border-top="0.002cm solid #595959" fo:border-bottom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bottom="0.002cm 0cm 0.002cm" fo:border-left="none" fo:border-right="none" fo:border-top="none" fo:border-bottom="0.002cm solid #595959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2cm 0cm 0.002cm" fo:border-left="none" fo:border-right="none" fo:border-top="0.002cm solid #595959" fo:border-bottom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bottom="0.002cm 0cm 0.002cm" fo:border-left="none" fo:border-right="none" fo:border-top="none" fo:border-bottom="0.002cm solid #595959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2cm 0cm 0.002cm" fo:border-left="none" fo:border-right="none" fo:border-top="0.002cm solid #595959" fo:border-bottom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bottom="0.002cm 0cm 0.002cm" fo:border-left="none" fo:border-right="none" fo:border-top="none" fo:border-bottom="0.002cm solid #595959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2cm 0cm 0.002cm" fo:border-left="none" fo:border-right="none" fo:border-top="0.002cm solid #595959" fo:border-bottom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bottom="0.002cm 0cm 0.002cm" fo:border-left="none" fo:border-right="none" fo:border-top="none" fo:border-bottom="0.002cm solid #595959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2cm 0cm 0.002cm" fo:border-left="none" fo:border-right="none" fo:border-top="0.002cm solid #595959" fo:border-bottom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bottom="0.002cm 0cm 0.002cm" fo:border-left="none" fo:border-right="none" fo:border-top="none" fo:border-bottom="0.002cm solid #595959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2cm 0cm 0.002cm" fo:border-left="none" fo:border-right="none" fo:border-top="0.002cm solid #595959" fo:border-bottom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weight="normal" style:font-weight-asian="normal" style:font-weight-complex="normal" fo:hyphenate="false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1.905cm" fo:margin-right="0cm" fo:text-align="start" fo:text-indent="-0.635cm"/>
      <style:text-properties fo:font-family="'Arial Narrow'" style:font-family-generic="swiss" style:font-pitch="variabl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54pt" style:font-size-asian="54pt" style:font-size-complex="54pt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54pt" style:font-size-asian="54pt" style:font-size-complex="54pt" fo:hyphenate="false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fo:font-family="Calibri" fo:font-size="11pt" fo:letter-spacing="normal" fo:font-style="italic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italic" style:font-weight-asian="normal" style:font-family-complex="Arial" style:font-family-generic-complex="system" style:font-pitch-complex="variable" style:font-size-complex="11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fo:font-family="Calibri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3366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99cc66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339966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fo:font-family="Calibri" fo:font-size="11pt" fo:letter-spacing="normal" fo:font-style="normal" style:text-underline-style="none" fo:font-weight="normal" style:font-family-asian="Cambria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fo:font-family="Calibri" fo:font-size="11pt" fo:letter-spacing="normal" fo:font-style="normal" fo:text-shadow="none" style:text-underline-style="none" fo:font-weight="normal" style:letter-kerning="true" style:font-family-asian="Cambria" style:font-size-asian="11pt" style:font-style-asian="normal" style:font-weight-asian="normal" style:font-family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33" style:text-line-through-style="none" fo:font-family="'Bradley Hand ITC'" style:font-family-generic="script" style:font-pitch="variable" fo:font-size="54pt" fo:letter-spacing="normal" fo:font-style="normal" style:text-underline-style="none" fo:font-weight="normal" style:font-size-asian="54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99cc66" style:text-line-through-style="none" fo:font-family="'Times New Roman'" style:font-style-name="Italique" style:font-family-generic="roman" style:font-pitch="variable" fo:font-size="54pt" fo:letter-spacing="normal" fo:font-style="normal" style:text-underline-style="none" fo:font-weight="normal" style:font-size-asian="54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339966" style:text-line-through-style="none" fo:font-family="Mistral" style:font-family-generic="script" style:font-pitch="variable" fo:font-size="54pt" fo:letter-spacing="normal" fo:font-style="normal" style:text-underline-style="none" fo:font-weight="normal" style:font-size-asian="54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15" style:family="text">
      <style:text-properties fo:color="#000000" style:text-line-through-style="none" fo:font-family="Calibri" style:font-style-name="Italic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16" style:family="text">
      <style:text-properties fo:font-family="Calibri" style:font-style-name="Italic" style:font-family-generic="swiss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f7f7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6" draw:style-name="gr1" draw:text-style-name="P1" draw:layer="layout" svg:width="19.049cm" svg:height="1.779cm" svg:x="0cm" svg:y="2.109cm">
          <text:p/>
          <draw:enhanced-geometry svg:viewBox="0 0 21600 21600" draw:type="rectangle" draw:enhanced-path="M 0 0 L 21600 0 21600 21600 0 21600 0 0 Z N"/>
        </draw:custom-shape>
        <draw:line draw:name="Connecteur droit 7" draw:style-name="gr2" draw:text-style-name="P2" draw:layer="layout" svg:x1="0cm" svg:y1="1.806cm" svg:x2="19.05cm" svg:y2="1.806cm">
          <text:p/>
        </draw:line>
        <draw:custom-shape draw:name="Rectangle 8" draw:style-name="gr3" draw:text-style-name="P1" draw:layer="layout" svg:width="19.049cm" svg:height="0.31cm" svg:x="0cm" svg:y="1.83cm">
          <text:p/>
          <draw:enhanced-geometry svg:viewBox="0 0 21600 21600" draw:type="rectangle" draw:enhanced-path="M 0 0 L 21600 0 21600 21600 0 21600 0 0 Z N"/>
        </draw:custom-shape>
        <draw:frame draw:name="Tableau 12" draw:style-name="standard" draw:layer="layout" svg:width="7.092cm" svg:height="3.862cm" svg:x="4.325cm" svg:y="2.516cm">
          <table:table>
            <table:table-column table:style-name="co1"/>
            <table:table-row table:style-name="ro1">
              <table:table-cell table:style-name="ce1">
                <text:p text:style-name="P3"><text:span text:style-name="T1">A PROPOS</text:span></text:p>
              </table:table-cell>
            </table:table-row>
            <table:table-row table:style-name="ro2">
              <table:table-cell table:style-name="ce2">
                <text:p text:style-name="P4"><text:span text:style-name="T2">En reconversion professionnelle au sein de l'organisme de formation M2i et passionné des univers graphiques, je me suis tourné vers le développement Front, ou je peux laisser libre court a mon imagination.</text:span><text:span text:style-name="T3">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au 21" draw:style-name="standard" draw:layer="layout" svg:width="5.673cm" svg:height="3.383cm" svg:x="12.717cm" svg:y="2.516cm">
          <table:table>
            <table:table-column table:style-name="co2"/>
            <table:table-row table:style-name="ro1">
              <table:table-cell table:style-name="ce3">
                <text:p text:style-name="P5"><text:span text:style-name="T1">CONTACT</text:span></text:p>
              </table:table-cell>
            </table:table-row>
            <table:table-row table:style-name="ro2">
              <table:table-cell table:style-name="ce4">
                <text:p text:style-name="P5"><text:span text:style-name="T1">Téléphone : 06.50.20.11.93</text:span></text:p>
                <text:p text:style-name="P5"><text:span text:style-name="T1">Mail : mathieu.bray@hotmail.f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ZoneTexte 22" draw:style-name="gr4" draw:text-style-name="P1" draw:layer="layout" svg:width="6.584cm" svg:height="1.436cm" svg:x="5.271cm" svg:y="0.719cm">
          <text:p text:style-name="P6"><text:span text:style-name="T4">MATH</text:span><text:span text:style-name="T5">IEU</text:span><text:span text:style-name="T6"> </text:span><text:span text:style-name="T7">BRAY</text:span></text:p>
          <draw:enhanced-geometry svg:viewBox="0 0 21600 21600" draw:type="rectangle" draw:enhanced-path="M 0 0 L 21600 0 21600 21600 0 21600 0 0 Z N"/>
        </draw:custom-shape>
        <draw:frame draw:name="Tableau 23" draw:style-name="standard" draw:layer="layout" svg:width="14.065cm" svg:height="3.383cm" svg:x="4.318cm" svg:y="6.479cm">
          <table:table>
            <table:table-column table:style-name="co3"/>
            <table:table-row table:style-name="ro1">
              <table:table-cell table:style-name="ce5">
                <text:p text:style-name="P5"><text:span text:style-name="T1">CONNAISSANCES INFORMATIQUES</text:span></text:p>
              </table:table-cell>
            </table:table-row>
            <table:table-row table:style-name="ro2">
              <table:table-cell table:style-name="ce6">
                <text:p text:style-name="P7"><text:span text:style-name="T1">HTML5 – CSS3</text:span></text:p>
                <text:p text:style-name="P7"><text:span text:style-name="T1">Javascript</text:span></text:p>
                <text:p text:style-name="P7"><text:span text:style-name="T1">Typescript</text:span></text:p>
                <text:p text:style-name="P7"><text:span text:style-name="T1">Angular 6</text:span></text:p>
                <text:p text:style-name="P7"><text:span text:style-name="T1">Photosho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au 25" draw:style-name="standard" draw:layer="layout" svg:width="6.197cm" svg:height="3.862cm" svg:x="4.261cm" svg:y="22.125cm">
          <table:table>
            <table:table-column table:style-name="co4"/>
            <table:table-row table:style-name="ro3">
              <table:table-cell table:style-name="ce7">
                <text:p text:style-name="P5"><text:span text:style-name="T1">PASSIONS</text:span></text:p>
              </table:table-cell>
            </table:table-row>
            <table:table-row table:style-name="ro4">
              <table:table-cell table:style-name="ce8">
                <text:p text:style-name="P5"><text:span text:style-name="T8">Jeux vidéos</text:span></text:p>
                <text:p text:style-name="P5"><text:span text:style-name="T8">Jeux de plateaux</text:span></text:p>
                <text:p text:style-name="P5"><text:span text:style-name="T8">Jeux de rôles</text:span></text:p>
                <text:p text:style-name="P5"><text:span text:style-name="T8">Musique</text:span></text:p>
                <text:p text:style-name="P5"><text:span text:style-name="T8">BD/Comics</text:span></text:p>
                <text:p text:style-name="P5"><text:span text:style-name="T8">Cuis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au 26" draw:style-name="standard" draw:layer="layout" svg:width="6.634cm" svg:height="3.862cm" svg:x="11.739cm" svg:y="22.14cm">
          <table:table>
            <table:table-column table:style-name="co5"/>
            <table:table-row table:style-name="ro3">
              <table:table-cell table:style-name="ce9">
                <text:p text:style-name="P5"><text:span text:style-name="T1">COMPETENCES GENERALES</text:span></text:p>
              </table:table-cell>
            </table:table-row>
            <table:table-row table:style-name="ro5">
              <table:table-cell table:style-name="ce10">
                <text:p text:style-name="P5"><text:span text:style-name="T8">Autonome</text:span></text:p>
                <text:p text:style-name="P5"><text:span text:style-name="T8">Curieux</text:span></text:p>
                <text:p text:style-name="P5"><text:span text:style-name="T9">Sens de l'organisation</text:span></text:p>
                <text:p text:style-name="P5"><text:span text:style-name="T9">Sens de la communication</text:span></text:p>
                <text:p text:style-name="P5"><text:span text:style-name="T9">Capacité d'adaptation</text:span></text:p>
                <text:p text:style-name="P5"><text:span text:style-name="T9">Travail en équipe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ZoneTexte 27" draw:style-name="gr5" draw:text-style-name="P9" draw:layer="layout" svg:width="2.785cm" svg:height="19.244cm" draw:transform="skewX (0.000523598775598202) rotate (3.13338960610483) translate (3.302cm 24.822cm)">
          <text:p text:style-name="P8"><text:span text:style-name="T10">DEVELO</text:span><text:span text:style-name="T11">PPEUR</text:span><text:span text:style-name="T12"> </text:span><text:span text:style-name="T13">FRONT</text:span></text:p>
          <draw:enhanced-geometry svg:viewBox="0 0 21600 21600" draw:type="rectangle" draw:enhanced-path="M 0 0 L 21600 0 21600 21600 0 21600 0 0 Z N"/>
        </draw:custom-shape>
        <draw:custom-shape draw:name="Rectangle 28" draw:style-name="gr6" draw:text-style-name="P1" draw:layer="layout" svg:width="19.049cm" svg:height="1.561cm" draw:transform="rotate (3.1415926535892) translate (19.05cm 27.361cm)">
          <text:p/>
          <draw:enhanced-geometry svg:viewBox="0 0 21600 21600" draw:type="rectangle" draw:enhanced-path="M 0 0 L 21600 0 21600 21600 0 21600 0 0 Z N"/>
        </draw:custom-shape>
        <draw:line draw:name="Connecteur droit 29" draw:style-name="gr2" draw:text-style-name="P2" draw:layer="layout" svg:x1="19.05cm" svg:y1="27.51cm" svg:x2="0cm" svg:y2="27.51cm">
          <text:p/>
        </draw:line>
        <draw:custom-shape draw:name="Rectangle 30" draw:style-name="gr3" draw:text-style-name="P1" draw:layer="layout" svg:width="19.049cm" svg:height="0.31cm" draw:transform="rotate (3.1415926535892) translate (19.05cm 27.517cm)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65cm" svg:height="4.968cm" svg:x="4.263cm" svg:y="10.031cm">
          <table:table>
            <table:table-column table:style-name="co3"/>
            <table:table-row table:style-name="ro1">
              <table:table-cell table:style-name="ce11">
                <text:p text:style-name="P5"><text:span text:style-name="T1">FORMATIONS</text:span></text:p>
              </table:table-cell>
            </table:table-row>
            <table:table-row table:style-name="ro6">
              <table:table-cell table:style-name="ce12">
                <text:p text:style-name="P5"><text:span text:style-name="T1">M2I FORMATION | 2019</text:span></text:p>
                <text:p text:style-name="P5"><text:span text:style-name="T14">Développeur Full stack</text:span></text:p>
              </table:table-cell>
            </table:table-row>
            <table:table-row table:style-name="ro7">
              <table:table-cell table:style-name="ce13">
                <text:p text:style-name="P5"><text:span text:style-name="T1">M2I FORMATION | 2018 – 2019</text:span></text:p>
                <text:p text:style-name="P5"><text:span text:style-name="T1">Développeur .net</text:span></text:p>
              </table:table-cell>
            </table:table-row>
            <table:table-row table:style-name="ro8">
              <table:table-cell table:style-name="ce14">
                <text:p text:style-name="P5"><text:span text:style-name="T1">CUEEP | 2003</text:span></text:p>
                <text:p text:style-name="P5"><text:span text:style-name="T14">Web designer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065cm" svg:height="6.198cm" svg:x="4.143cm" svg:y="15.529cm">
          <table:table>
            <table:table-column table:style-name="co3"/>
            <table:table-row table:style-name="ro1">
              <table:table-cell table:style-name="ce15">
                <text:p text:style-name="P5"><text:span text:style-name="T1">EXPERIENCES</text:span></text:p>
              </table:table-cell>
            </table:table-row>
            <table:table-row table:style-name="ro9">
              <table:table-cell table:style-name="ce16">
                <text:p text:style-name="P5"><text:span text:style-name="T1">ORCHESTRA | 2017</text:span></text:p>
                <text:p text:style-name="P5"><text:span text:style-name="T14">Vendeur polyvalent</text:span></text:p>
              </table:table-cell>
            </table:table-row>
            <table:table-row table:style-name="ro10">
              <table:table-cell table:style-name="ce17">
                <text:p text:style-name="P5"><text:span text:style-name="T1">EURO INFORMATION | 2016</text:span></text:p>
                <text:p text:style-name="P5"><text:span text:style-name="T1">Opérateur mise sous pli</text:span></text:p>
              </table:table-cell>
            </table:table-row>
            <table:table-row table:style-name="ro11">
              <table:table-cell table:style-name="ce18">
                <text:p text:style-name="P5"><text:span text:style-name="T1">INTERMITTENT DU SPECTACLE | 2010/2015</text:span></text:p>
                <text:p text:style-name="P5"><text:span text:style-name="T14">Auto entrepreneur</text:span></text:p>
                <text:p text:style-name="P5"><text:span text:style-name="T14"/></text:p>
                <text:p><text:span text:style-name="T15">MICROMANIA | 2008</text:span></text:p>
                <text:p><text:span text:style-name="T16">Responsable de magasin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979797" draw:end-color="#ffffff" draw:start-intensity="100%" draw:end-intensity="100%" draw:angle="0" draw:border="0%"/>
    <draw:gradient draw:name="Gradient_20_8" draw:display-name="Gradient 8" draw:style="linear" draw:start-color="#979797" draw:end-color="#ffffff" draw:start-intensity="100%" draw:end-intensity="100%" draw:angle="18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 style:font-pitch-asian="variabl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1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1pt" style:language-asian="fr" style:country-asian="FR" style:font-style-asian="normal" style:font-weight-asian="normal" style:font-family-complex="Arial" style:font-family-generic-complex="system" style:font-pitch-complex="variable" style:font-size-complex="21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4.595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8.161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2" style:family="text">
      <style:text-properties fo:color="#000000" style:text-line-through-style="none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16.192cm" svg:height="9.579cm" svg:x="1.429cm" svg:y="4.503cm" presentation:class="title" presentation:user-transformed="true">
        <draw:text-box>
          <text:p text:style-name="MP3"><text:span text:style-name="MT1">Cliquez pour éditer le format du texte-titreCliquez et modifiez le titre</text:span></text:p>
        </draw:text-box>
      </draw:frame>
      <draw:frame draw:name="Date Placeholder 3" presentation:style-name="Mpr2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2"><text:date style:data-style-name="D1" text:date-value="2019-09-04">04/09/2019</text:date></text:span></text:p>
        </draw:text-box>
      </draw:frame>
      <draw:frame draw:name="Footer Placeholder 4" presentation:style-name="Mpr2" draw:text-style-name="MP7" draw:layer="backgroundobjects" svg:width="6.428cm" svg:height="1.464cm" svg:x="6.31cm" svg:y="25.50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17.144cm" svg:height="18.16cm" svg:x="0.952cm" svg:y="6.438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9-04T10:33:26.51</dc:date>
    <meta:generator>OpenOffice/4.1.6$Win32 OpenOffice.org_project/416m1$Build-9790</meta:generator>
    <meta:editing-duration>PT45M58S</meta:editing-duration>
    <meta:editing-cycles>1</meta:editing-cycles>
    <meta:document-statistic meta:object-count="38"/>
  </office:meta>
</office:document-meta>
</file>